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Bibliography_20_1">
      <style:paragraph-properties>
        <style:tab-stops/>
      </style:paragraph-properties>
    </style:style>
    <style:style style:name="P2" style:family="paragraph" style:parent-style-name="Standard">
      <style:text-properties style:use-window-font-color="true" style:font-name="Helvetica" fo:font-size="12pt" style:font-name-asian="Helvetica" style:font-size-asian="12pt" style:font-name-complex="Helvetica" style:font-size-complex="12pt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Bibliography_20_Heading" style:master-page-name="Standard">
      <style:paragraph-properties style:page-number="3"/>
    </style:style>
    <style:style style:name="T1" style:family="text">
      <style:text-properties style:use-window-font-color="true" style:font-name="Helvetica" fo:font-size="12pt" style:font-name-asian="Helvetica" style:font-size-asian="12pt" style:font-name-complex="Helvetica" style:font-size-complex="12pt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Manual Page Change Bibliography Index</text:h>
      <text:p text:style-name="P2"/>
      <text:p text:style-name="Standard"><text:span text:style-name="T1">A bibliography entry: </text:span><text:span text:style-name="T1"><text:bibliography-mark text:identifier="JFK_Moon" text:bibliography-type="inproceedings" text:author="JFK" text:note="We choose to go to the Moon in this decade and do the other things, not because they are easy, but because they are hard." text:year="1962">[JFK_Moon]</text:bibliography-mark></text:span><text:span text:style-name="T1"> end line.</text:span></text:p>
      <text:bibliography text:style-name="Sect1" text:protected="true" text:name="Bibliography1">
        <text:bibliography-source>
          <text:index-title-template text:style-name="Bibliography_20_Heading">Bibliography</text:index-title-template>
          <text:bibliography-entry-template text:bibliography-type="articl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le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onferenc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1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2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3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4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5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emai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collection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journ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nu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sters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isc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phd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techrepor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unpublished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www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</text:bibliography-source>
        <text:index-body>
          <text:index-title text:style-name="Sect1" text:name="Bibliography1_Head">
            <text:p text:style-name="P4">Bibliography</text:p>
          </text:index-title>
          <text:p text:style-name="P1">JFK_Moon: JFK, , 1962</text:p>
        </text:index-body>
      </text:bibliography>
      <text:p text:style-name="Standard"/>
      <text:p text:style-name="Standard">Last lin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fr" fo:country="FR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Vincent Spiewak</meta:initial-creator>
    <meta:creation-date>2009-06-25T15:40:04</meta:creation-date>
    <dc:date>2009-08-19T13:32:00</dc:date>
    <dc:creator>Vincent Spiewak</dc:creator>
    <meta:editing-duration>PT00H43M39S</meta:editing-duration>
    <meta:editing-cycles>5</meta:editing-cycles>
    <meta:generator>OpenOffice.org/3.1$Unix OpenOffice.org_project/310m11$Build-9399</meta:generator>
    <meta:document-statistic meta:table-count="0" meta:image-count="0" meta:object-count="0" meta:page-count="3" meta:paragraph-count="6" meta:word-count="19" meta:character-count="123"/>
    <meta:user-defined meta:name="Info 1"/>
    <meta:user-defined meta:name="Info 2"/>
    <meta:user-defined meta:name="Info 3"/>
    <meta:user-defined meta:name="Info 4"/>
  </office:meta>
</office:document-meta>
</file>